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Default_5f_1">
      <style:graphic-properties svg:stroke-width="0.152cm" svg:stroke-color="#808080" draw:marker-start-width="0.66cm" draw:marker-end-width="0.66cm" draw:fill="solid" draw:fill-color="#0000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8" style:family="graphic" style:parent-style-name="Default_5f_1">
      <style:graphic-properties svg:stroke-width="0.152cm" svg:stroke-color="#808080" draw:marker-start-width="0.66cm" draw:marker-end-width="0.66cm" draw:fill="solid" draw:fill-color="#000000" draw:textarea-horizontal-align="justify" draw:textarea-vertical-align="middle" draw:auto-grow-height="false" fo:min-height="0.498cm" fo:min-width="0.11cm" fo:padding-top="0.201cm" fo:padding-bottom="0.201cm" fo:padding-left="0.326cm" fo:padding-right="0.326cm"/>
    </style:style>
    <style:style style:name="gr9" style:family="graphic" style:parent-style-name="Default_5f_1">
      <style:graphic-properties svg:stroke-width="0.152cm" svg:stroke-color="#808080" draw:marker-start-width="0.66cm" draw:marker-end-width="0.66cm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0" style:family="graphic" style:parent-style-name="Default_5f_1">
      <style:graphic-properties svg:stroke-width="0.152cm" svg:stroke-color="#808080" draw:marker-start-width="0.66cm" draw:marker-end-width="0.66cm" draw:fill="solid" draw:fill-color="#ff00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1" style:family="graphic" style:parent-style-name="Default_5f_1">
      <style:graphic-properties svg:stroke-width="0.152cm" svg:stroke-color="#808080" draw:marker-start-width="0.66cm" draw:marker-end-width="0.66cm" draw:fill="solid" draw:fill-color="#ffff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2" style:family="graphic" style:parent-style-name="Default_5f_1">
      <style:graphic-properties svg:stroke-width="0.152cm" svg:stroke-color="#808080" draw:marker-start-width="0.66cm" draw:marker-end-width="0.66cm" draw:fill="solid" draw:fill-color="#0000ff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3" style:family="graphic" style:parent-style-name="Default_5f_1">
      <style:graphic-properties svg:stroke-width="0.152cm" svg:stroke-color="#808080" draw:marker-start-width="0.66cm" draw:marker-end-width="0.66cm" draw:fill="solid" draw:fill-color="#00ff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4" style:family="graphic" style:parent-style-name="Default_5f_1">
      <style:graphic-properties svg:stroke-width="0.152cm" svg:stroke-color="#808080" draw:marker-start-width="0.66cm" draw:marker-end-width="0.66cm" draw:fill="solid" draw:fill-color="#ff00ff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5" style:family="graphic" style:parent-style-name="Default_5f_1">
      <style:graphic-properties svg:stroke-width="0.152cm" svg:stroke-color="#808080" draw:marker-start-width="0.66cm" draw:marker-end-width="0.66cm" draw:fill="solid" draw:fill-color="#00ffff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6" style:family="graphic" style:parent-style-name="Default_5f_1">
      <style:graphic-properties svg:stroke-width="0.152cm" svg:stroke-color="#808080" draw:marker-start-width="0.66cm" draw:marker-end-width="0.66cm" draw:fill="solid" draw:fill-color="#ff7f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7" style:family="graphic" style:parent-style-name="Default_5f_1">
      <style:graphic-properties svg:stroke-width="0.152cm" svg:stroke-color="#808080" draw:marker-start-width="0.66cm" draw:marker-end-width="0.66cm" draw:fill="solid" draw:fill-color="#7f00ff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8" style:family="graphic" style:parent-style-name="Default_5f_1">
      <style:graphic-properties svg:stroke-width="0.152cm" svg:stroke-color="#808080" draw:marker-start-width="0.66cm" draw:marker-end-width="0.66cm" draw:fill="solid" draw:fill-color="#7fff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19" style:family="graphic" style:parent-style-name="Default_5f_1">
      <style:graphic-properties svg:stroke-width="0.152cm" svg:stroke-color="#808080" draw:marker-start-width="0.66cm" draw:marker-end-width="0.66cm" draw:fill="solid" draw:fill-color="#000000" draw:textarea-horizontal-align="justify" draw:textarea-vertical-align="middle" draw:auto-grow-height="false" fo:min-height="0.398cm" fo:min-width="0.11cm" fo:padding-top="0.201cm" fo:padding-bottom="0.201cm" fo:padding-left="0.326cm" fo:padding-right="0.326cm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7cm"/>
    </style:style>
    <style:style style:name="gr21" style:family="graphic" style:parent-style-name="Default_5f_1">
      <style:graphic-properties svg:stroke-width="0.152cm" svg:stroke-color="#808080" draw:marker-start-width="0.66cm" draw:marker-end-width="0.66cm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22" style:family="graphic" style:parent-style-name="Default_5f_1">
      <style:graphic-properties svg:stroke-width="0.152cm" svg:stroke-color="#808080" draw:marker-start-width="0.66cm" draw:marker-end-width="0.66cm" draw:fill="solid" draw:fill-color="#ff0000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23" style:family="graphic" style:parent-style-name="Default_5f_1">
      <style:graphic-properties svg:stroke-width="0.152cm" svg:stroke-color="#808080" draw:marker-start-width="0.66cm" draw:marker-end-width="0.66cm" draw:fill="solid" draw:fill-color="#0000ff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24" style:family="graphic" style:parent-style-name="Default_5f_1">
      <style:graphic-properties svg:stroke-width="0.152cm" svg:stroke-color="#808080" draw:marker-start-width="0.66cm" draw:marker-end-width="0.66cm" draw:fill="solid" draw:fill-color="#000000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25" style:family="graphic" style:parent-style-name="Default_5f_1">
      <style:graphic-properties svg:stroke-width="0.152cm" svg:stroke-color="#808080" draw:marker-start-width="0.66cm" draw:marker-end-width="0.66cm" draw:fill="solid" draw:fill-color="#ffff00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26" style:family="graphic" style:parent-style-name="standard">
      <style:graphic-properties svg:stroke-width="0.152cm" svg:stroke-color="#808080" draw:marker-start-width="0.66cm" draw:marker-end-width="0.66cm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27" style:family="graphic" style:parent-style-name="standard">
      <style:graphic-properties svg:stroke-width="0.152cm" svg:stroke-color="#808080" draw:marker-start-width="0.66cm" draw:marker-end-width="0.66cm" draw:fill="solid" draw:fill-color="#000000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28" style:family="graphic" style:parent-style-name="standard">
      <style:graphic-properties svg:stroke-width="0.152cm" svg:stroke-color="#808080" draw:marker-start-width="0.66cm" draw:marker-end-width="0.66cm" draw:fill="solid" draw:fill-color="#ffff00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29" style:family="graphic" style:parent-style-name="standard">
      <style:graphic-properties svg:stroke-width="0.152cm" svg:stroke-color="#808080" draw:marker-start-width="0.66cm" draw:marker-end-width="0.66cm" draw:fill="solid" draw:fill-color="#0000ff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30" style:family="graphic" style:parent-style-name="standard">
      <style:graphic-properties svg:stroke-width="0.152cm" svg:stroke-color="#808080" draw:marker-start-width="0.66cm" draw:marker-end-width="0.66cm" draw:fill="solid" draw:fill-color="#ff0000" draw:textarea-horizontal-align="justify" draw:textarea-vertical-align="middle" draw:auto-grow-height="false" fo:min-height="0.868cm" fo:min-width="0.618cm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808080" draw:marker-start-width="0.66cm" draw:marker-end-width="0.66cm" draw:fill="solid" draw:fill-color="#0000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32" style:family="graphic" style:parent-style-name="standard">
      <style:graphic-properties svg:stroke-width="0.152cm" svg:stroke-color="#808080" draw:marker-start-width="0.66cm" draw:marker-end-width="0.66cm" draw:fill="solid" draw:fill-color="#000000" draw:textarea-horizontal-align="justify" draw:textarea-vertical-align="middle" draw:auto-grow-height="false" fo:min-height="0.498cm" fo:min-width="0.11cm" fo:padding-top="0.201cm" fo:padding-bottom="0.201cm" fo:padding-left="0.326cm" fo:padding-right="0.326cm"/>
    </style:style>
    <style:style style:name="gr33" style:family="graphic" style:parent-style-name="standard">
      <style:graphic-properties svg:stroke-width="0.152cm" svg:stroke-color="#808080" draw:marker-start-width="0.66cm" draw:marker-end-width="0.66cm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808080" draw:marker-start-width="0.66cm" draw:marker-end-width="0.66cm" draw:fill="solid" draw:fill-color="#ff00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808080" draw:marker-start-width="0.66cm" draw:marker-end-width="0.66cm" draw:fill="solid" draw:fill-color="#ffff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36" style:family="graphic" style:parent-style-name="standard">
      <style:graphic-properties svg:stroke-width="0.152cm" svg:stroke-color="#808080" draw:marker-start-width="0.66cm" draw:marker-end-width="0.66cm" draw:fill="solid" draw:fill-color="#0000ff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37" style:family="graphic" style:parent-style-name="standard">
      <style:graphic-properties svg:stroke-width="0.152cm" svg:stroke-color="#808080" draw:marker-start-width="0.66cm" draw:marker-end-width="0.66cm" draw:fill="solid" draw:fill-color="#00ff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38" style:family="graphic" style:parent-style-name="standard">
      <style:graphic-properties svg:stroke-width="0.152cm" svg:stroke-color="#808080" draw:marker-start-width="0.66cm" draw:marker-end-width="0.66cm" draw:fill="solid" draw:fill-color="#ff00ff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39" style:family="graphic" style:parent-style-name="standard">
      <style:graphic-properties svg:stroke-width="0.152cm" svg:stroke-color="#808080" draw:marker-start-width="0.66cm" draw:marker-end-width="0.66cm" draw:fill="solid" draw:fill-color="#00ffff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40" style:family="graphic" style:parent-style-name="standard">
      <style:graphic-properties svg:stroke-width="0.152cm" svg:stroke-color="#808080" draw:marker-start-width="0.66cm" draw:marker-end-width="0.66cm" draw:fill="solid" draw:fill-color="#ff7f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41" style:family="graphic" style:parent-style-name="standard">
      <style:graphic-properties svg:stroke-width="0.152cm" svg:stroke-color="#808080" draw:marker-start-width="0.66cm" draw:marker-end-width="0.66cm" draw:fill="solid" draw:fill-color="#7f00ff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42" style:family="graphic" style:parent-style-name="standard">
      <style:graphic-properties svg:stroke-width="0.152cm" svg:stroke-color="#808080" draw:marker-start-width="0.66cm" draw:marker-end-width="0.66cm" draw:fill="solid" draw:fill-color="#7fff00" draw:textarea-horizontal-align="justify" draw:textarea-vertical-align="middle" draw:auto-grow-height="false" fo:min-height="0.36cm" fo:min-width="0.11cm" fo:padding-top="0.201cm" fo:padding-bottom="0.201cm" fo:padding-left="0.326cm" fo:padding-right="0.326cm"/>
    </style:style>
    <style:style style:name="gr43" style:family="graphic" style:parent-style-name="standard">
      <style:graphic-properties svg:stroke-width="0.152cm" svg:stroke-color="#808080" draw:marker-start-width="0.66cm" draw:marker-end-width="0.66cm" draw:fill="solid" draw:fill-color="#000000" draw:textarea-horizontal-align="justify" draw:textarea-vertical-align="middle" draw:auto-grow-height="false" fo:min-height="0.398cm" fo:min-width="0.11cm" fo:padding-top="0.201cm" fo:padding-bottom="0.201cm" fo:padding-left="0.326cm" fo:padding-right="0.32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solid" draw:fill-color="#0000ff"/>
      <style:paragraph-properties fo:text-align="center"/>
    </style:style>
    <style:style style:name="P10" style:family="paragraph">
      <loext:graphic-properties draw:fill="solid" draw:fill-color="#00ff00"/>
      <style:paragraph-properties fo:text-align="center"/>
    </style:style>
    <style:style style:name="P11" style:family="paragraph">
      <loext:graphic-properties draw:fill="solid" draw:fill-color="#ff00ff"/>
      <style:paragraph-properties fo:text-align="center"/>
    </style:style>
    <style:style style:name="P12" style:family="paragraph">
      <loext:graphic-properties draw:fill="solid" draw:fill-color="#00ffff"/>
      <style:paragraph-properties fo:text-align="center"/>
    </style:style>
    <style:style style:name="P13" style:family="paragraph">
      <loext:graphic-properties draw:fill="solid" draw:fill-color="#ff7f00"/>
      <style:paragraph-properties fo:text-align="center"/>
    </style:style>
    <style:style style:name="P14" style:family="paragraph">
      <loext:graphic-properties draw:fill="solid" draw:fill-color="#7f00ff"/>
      <style:paragraph-properties fo:text-align="center"/>
    </style:style>
    <style:style style:name="P15" style:family="paragraph">
      <loext:graphic-properties draw:fill="solid" draw:fill-color="#7fff00"/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volutional Dictionary Models<text:line-break/>Are Dictionary Models</text:p>
          </draw:text-box>
        </draw:frame>
        <draw:frame draw:style-name="gr1" draw:text-style-name="P1" draw:layer="layout" svg:width="9.87cm" svg:height="1.768cm" svg:x="1.137cm" svg:y="9.0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3.966cm" svg:height="1.27cm" svg:x="0.612cm" svg:y="11.023cm">
          <draw:text-box>
            <text:p><text:span text:style-name="T1">Where <text:s text:c="6"/>is the <text:s text:c="3"/>th column of <text:s text:c="4"/>.</text:span></text:p>
          </draw:text-box>
        </draw:frame>
        <draw:frame draw:style-name="gr1" draw:text-style-name="P1" draw:layer="layout" svg:width="1.022cm" svg:height="1.136cm" svg:x="3.185cm" svg:y="10.97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0.688cm" svg:height="1.008cm" svg:x="6.083cm" svg:y="11.03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0.951cm" svg:height="1.008cm" svg:x="10.781cm" svg:y="11.0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1.795cm" svg:height="2.124cm" svg:x="14.9cm" svg:y="8.4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12.188cm" svg:height="1.276cm" svg:x="0.812cm" svg:y="7.345cm">
          <draw:text-box>
            <text:p><text:span text:style-name="T2">Standard Dictionary Model</text:span></text:p>
          </draw:text-box>
        </draw:frame>
        <draw:frame draw:style-name="gr2" draw:text-style-name="P3" draw:layer="layout" svg:width="13.358cm" svg:height="1.27cm" svg:x="14.32cm" svg:y="7.368cm">
          <draw:text-box>
            <text:p><text:span text:style-name="T3">Convolutional Dictionary Model</text:span></text:p>
          </draw:text-box>
        </draw:frame>
        <draw:frame draw:style-name="gr4" draw:text-style-name="P2" draw:layer="layout" svg:width="11.934cm" svg:height="2.033cm" svg:x="15.236cm" svg:y="10.663cm">
          <draw:text-box>
            <text:p><text:span text:style-name="T1">Where <text:s text:c="5"/>indicates convolution, and <text:s text:c="5"/>is the <text:s text:c="4"/>th convolutional filter.</text:span></text:p>
          </draw:text-box>
        </draw:frame>
        <draw:frame draw:style-name="gr1" draw:text-style-name="P1" draw:layer="layout" svg:width="1.057cm" svg:height="1.135cm" svg:x="15.28cm" svg:y="11.38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0.688cm" svg:height="1.008cm" svg:x="18.48cm" svg:y="11.3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0.773cm" svg:height="1.245cm" svg:x="17.793cm" svg:y="10.64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5" draw:text-style-name="P4" draw:layer="layout" svg:x1="14.058cm" svg:y1="4.573cm" svg:x2="14.058cm" svg:y2="20.325cm">
          <text:p/>
        </draw:line>
        <draw:line draw:style-name="gr5" draw:text-style-name="P4" draw:layer="layout" svg:x1="0.002cm" svg:y1="4.573cm" svg:x2="27.993cm" svg:y2="4.573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1-Dimensional<text:line-break/>Convolutional Dictionary</text:p>
          </draw:text-box>
        </draw:frame>
        <draw:custom-shape draw:style-name="gr7" draw:text-style-name="P6" draw:layer="layout" svg:width="0.762cm" svg:height="0.762cm" svg:x="13.9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9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9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9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9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9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4.763cm" svg:y="10.1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762cm" svg:height="0.9cm" svg:x="13.963cm" svg:y="9.2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4.7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4.7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4.7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4.7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4.7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5.5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5.5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5.5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5.5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5.5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6.3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6.3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6.3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6.3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1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1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1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9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9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8.7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1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1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1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1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1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1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3.1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8.3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1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1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9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9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0.7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0.7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0.7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0.7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1.5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1.5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1.5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1.5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1.5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2.3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2.3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2.3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2.3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2.3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2.3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9.5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9.5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9.5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9.5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9.5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9.5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9.5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4.7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5.5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5.5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6.3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6.3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6.3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1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1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1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1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9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9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9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9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7.9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8.7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8.7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8.7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8.7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8.7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8.7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6.7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6.7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6.7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6.7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6.7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6.7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6.763cm" svg:y="10.9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.163cm" svg:y="6.1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1.163cm" svg:y="6.9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1.163cm" svg:y="7.7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1.1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1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1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1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1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1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1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163cm" svg:y="14.1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.963cm" svg:y="6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1.963cm" svg:y="7.7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1.963cm" svg:y="8.5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1.963cm" svg:y="9.3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.763cm" svg:y="7.7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.763cm" svg:y="8.5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.763cm" svg:y="9.3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2.763cm" svg:y="10.1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3.563cm" svg:y="8.5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3.563cm" svg:y="9.3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3.563cm" svg:y="10.1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3.563cm" svg:y="10.9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4.363cm" svg:y="9.3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4.363cm" svg:y="10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4.363cm" svg:y="10.9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4.363cm" svg:y="11.7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5.163cm" svg:y="10.1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5.163cm" svg:y="10.9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5.163cm" svg:y="11.7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5.163cm" svg:y="12.5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6.763cm" svg:y="11.7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6.763cm" svg:y="12.5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6.763cm" svg:y="13.3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6.763cm" svg:y="14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762cm" svg:x="7.563cm" svg:y="6.1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762cm" svg:x="7.563cm" svg:y="6.9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7.563cm" svg:y="7.7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7.5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7.5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7.5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7.5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7.5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7.5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7.5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7.563cm" svg:y="14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762cm" svg:x="8.363cm" svg:y="6.9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762cm" svg:x="8.363cm" svg:y="7.7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8.363cm" svg:y="8.5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8.363cm" svg:y="9.3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762cm" svg:x="9.163cm" svg:y="7.7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762cm" svg:x="9.163cm" svg:y="8.5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9.163cm" svg:y="9.3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9.163cm" svg:y="10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762cm" svg:x="9.963cm" svg:y="8.5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762cm" svg:x="9.963cm" svg:y="9.3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9.963cm" svg:y="10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9.963cm" svg:y="10.9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762cm" svg:x="10.763cm" svg:y="9.3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762cm" svg:x="10.763cm" svg:y="10.1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10.763cm" svg:y="10.9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10.763cm" svg:y="11.7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762cm" svg:x="11.563cm" svg:y="10.1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762cm" svg:x="11.563cm" svg:y="10.9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11.563cm" svg:y="11.7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11.563cm" svg:y="12.5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762cm" svg:x="12.363cm" svg:y="10.9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762cm" svg:x="12.363cm" svg:y="11.7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12.363cm" svg:y="12.5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12.363cm" svg:y="13.3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762cm" svg:x="13.163cm" svg:y="11.7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762cm" svg:x="13.163cm" svg:y="12.5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13.163cm" svg:y="13.3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13.163cm" svg:y="14.1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13.963cm" svg:y="6.1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3.963cm" svg:y="6.9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3.963cm" svg:y="7.7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3.963cm" svg:y="8.5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14.763cm" svg:y="6.9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4.763cm" svg:y="7.7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4.763cm" svg:y="8.5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4.763cm" svg:y="9.3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15.563cm" svg:y="7.7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5.563cm" svg:y="8.5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5.563cm" svg:y="9.3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5.563cm" svg:y="10.1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16.363cm" svg:y="8.5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6.363cm" svg:y="9.3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6.363cm" svg:y="10.1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6.363cm" svg:y="10.9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17.163cm" svg:y="9.3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7.163cm" svg:y="10.1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7.163cm" svg:y="10.9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7.163cm" svg:y="11.7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17.963cm" svg:y="10.1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7.963cm" svg:y="10.9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7.963cm" svg:y="11.7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7.963cm" svg:y="12.5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18.763cm" svg:y="10.9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8.763cm" svg:y="11.7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8.763cm" svg:y="12.5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8.763cm" svg:y="13.3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19.563cm" svg:y="11.7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9.563cm" svg:y="12.5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9.563cm" svg:y="13.3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9.5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9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9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9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9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9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9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.7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.7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.7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.7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.7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.9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3.5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3.5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3.5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3.5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.7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.7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4.3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4.3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4.3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3.5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3.5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3.5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1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1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4.3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4.3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4.3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4.3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9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1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1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1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1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1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8.3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8.3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8.3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8.3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8.3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8.3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1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1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1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1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1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9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9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9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9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0.7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0.7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0.7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1.5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1.5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12.3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9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9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9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9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9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5.963cm" svg:y="10.1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5.963cm" svg:y="10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5.963cm" svg:y="11.7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5.963cm" svg:y="12.5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5.963cm" svg:y="13.37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762cm" svg:height="0.8cm" svg:x="20.3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0.363cm" svg:y="10.1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762cm" svg:height="0.9cm" svg:x="20.363cm" svg:y="10.9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0.3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0.3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0.3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0.363cm" svg:y="14.1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0.363cm" svg:y="6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0.363cm" svg:y="6.9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20.363cm" svg:y="7.7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0.363cm" svg:y="8.5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1.163cm" svg:y="6.9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1.163cm" svg:y="7.7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21.163cm" svg:y="8.5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1.163cm" svg:y="9.3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1.963cm" svg:y="7.7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1.963cm" svg:y="8.5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21.963cm" svg:y="9.3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1.963cm" svg:y="10.1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2.763cm" svg:y="8.5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2.763cm" svg:y="9.3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22.763cm" svg:y="10.1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2.763cm" svg:y="10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3.563cm" svg:y="9.3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3.563cm" svg:y="10.1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23.563cm" svg:y="10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3.563cm" svg:y="11.7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4.363cm" svg:y="10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4.363cm" svg:y="10.9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24.363cm" svg:y="11.7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4.363cm" svg:y="12.5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5.163cm" svg:y="10.9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5.163cm" svg:y="11.7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25.163cm" svg:y="12.5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5.163cm" svg:y="13.3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5.963cm" svg:y="11.7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5.963cm" svg:y="12.5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25.963cm" svg:y="13.3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5.9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1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1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1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1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1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1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9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9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9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9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9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2.763cm" svg:y="1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2.7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2.7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2.7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3.563cm" svg:y="12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3.5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3.5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4.363cm" svg:y="13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4.3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163cm" svg:y="14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9.9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9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9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9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9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9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9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963cm" svg:y="10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1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9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1.9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2.7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2.7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3.5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3.5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3.5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3.5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4.3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4.3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4.3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4.3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4.3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163cm" svg:y="6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163cm" svg:y="6.9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163cm" svg:y="7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163cm" svg:y="8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163cm" svg:y="9.3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5.163cm" svg:y="10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2.763cm" svg:y="7.7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3.863cm" svg:y="19.2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3.863cm" svg:y="18.4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3.863cm" svg:y="17.6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3.863cm" svg:y="16.8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16.685cm" svg:y="19.2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6.685cm" svg:y="18.50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6.685cm" svg:y="17.7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762cm" svg:x="16.685cm" svg:y="16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3.163cm" svg:y="16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23.163cm" svg:y="18.4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23.163cm" svg:y="17.6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23.163cm" svg:y="19.2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62cm" svg:height="0.762cm" svg:x="10.263cm" svg:y="16.8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762cm" svg:height="0.762cm" svg:x="10.263cm" svg:y="17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762cm" svg:x="10.263cm" svg:y="18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762cm" svg:x="10.263cm" svg:y="19.279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5.588cm" svg:height="1.517cm" svg:x="11.429cm" svg:y="4.383cm">
          <draw:text-box>
            <text:p text:style-name="P16"><text:span text:style-name="T4">Dictionary</text:span></text:p>
          </draw:text-box>
        </draw:frame>
        <draw:frame draw:style-name="gr20" draw:text-style-name="P2" draw:layer="layout" svg:width="3.81cm" svg:height="1.517cm" svg:x="12.091cm" svg:y="15.383cm">
          <draw:text-box>
            <text:p text:style-name="P16"><text:span text:style-name="T4">Filte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Vectorization</text:p>
          </draw:text-box>
        </draw:frame>
        <draw:custom-shape draw:style-name="gr21" draw:text-style-name="P1" draw:layer="layout" svg:width="1.27cm" svg:height="1.27cm" svg:x="4.779cm" svg:y="7.7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7cm" svg:height="1.27cm" svg:x="6.109cm" svg:y="7.7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.27cm" svg:height="1.27cm" svg:x="6.079cm" svg:y="9.0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11.6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6.079cm" svg:y="11.6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4.779cm" svg:y="11.6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10.3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6.079cm" svg:y="10.3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4.779cm" svg:y="10.3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9.0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7.7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27cm" svg:height="1.27cm" svg:x="4.779cm" svg:y="9.0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Vectorization</text:p>
          </draw:text-box>
        </draw:frame>
        <draw:custom-shape draw:style-name="gr21" draw:text-style-name="P1" draw:layer="layout" svg:width="1.27cm" svg:height="1.27cm" svg:x="3.479cm" svg:y="7.7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.27cm" svg:height="1.27cm" svg:x="6.079cm" svg:y="9.0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11.6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6.079cm" svg:y="11.6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3.479cm" svg:y="11.6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10.3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6.079cm" svg:y="10.3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3.479cm" svg:y="10.3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9.0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7.7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27cm" svg:height="1.27cm" svg:x="3.479cm" svg:y="9.0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7cm" svg:height="1.27cm" svg:x="6.079cm" svg:y="7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Vectorization</text:p>
          </draw:text-box>
        </draw:frame>
        <draw:custom-shape draw:style-name="gr21" draw:text-style-name="P1" draw:layer="layout" svg:width="1.27cm" svg:height="1.27cm" svg:x="16.413cm" svg:y="4.4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16.413cm" svg:y="8.3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16.413cm" svg:y="7.08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27cm" svg:height="1.27cm" svg:x="16.413cm" svg:y="5.7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.27cm" svg:height="1.27cm" svg:x="6.079cm" svg:y="9.0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11.6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6.079cm" svg:y="11.6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10.3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6.079cm" svg:y="10.3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9.0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27cm" svg:height="1.27cm" svg:x="7.379cm" svg:y="7.7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7cm" svg:height="1.27cm" svg:x="6.079cm" svg:y="7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Vectorization</text:p>
          </draw:text-box>
        </draw:frame>
        <draw:custom-shape draw:style-name="gr26" draw:text-style-name="P1" draw:layer="layout" svg:width="1.27cm" svg:height="1.27cm" svg:x="16.413cm" svg:y="4.4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8.3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7.08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27cm" svg:height="1.27cm" svg:x="16.413cm" svg:y="5.7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27cm" svg:height="1.27cm" svg:x="3.279cm" svg:y="9.0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7.379cm" svg:y="11.6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3.279cm" svg:y="11.6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7.379cm" svg:y="10.3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3.279cm" svg:y="10.3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7.379cm" svg:y="9.0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7.379cm" svg:y="7.79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27cm" svg:height="1.27cm" svg:x="3.279cm" svg:y="7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Vectorization</text:p>
          </draw:text-box>
        </draw:frame>
        <draw:custom-shape draw:style-name="gr26" draw:text-style-name="P1" draw:layer="layout" svg:width="1.27cm" svg:height="1.27cm" svg:x="16.413cm" svg:y="4.4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8.3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7.08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27cm" svg:height="1.27cm" svg:x="16.413cm" svg:y="5.7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27cm" svg:height="1.27cm" svg:x="16.413cm" svg:y="10.9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7.379cm" svg:y="11.6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13.5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7.379cm" svg:y="10.3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12.2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7.379cm" svg:y="9.0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7.379cm" svg:y="7.79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27cm" svg:height="1.27cm" svg:x="16.413cm" svg:y="9.6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Vectorization</text:p>
          </draw:text-box>
        </draw:frame>
        <draw:custom-shape draw:style-name="gr26" draw:text-style-name="P1" draw:layer="layout" svg:width="1.27cm" svg:height="1.27cm" svg:x="16.413cm" svg:y="4.4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27cm" svg:height="1.27cm" svg:x="16.413cm" svg:y="10.9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18.6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13.5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8.3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17.3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12.2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7.0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16.0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27cm" svg:x="16.413cm" svg:y="14.7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27cm" svg:height="1.27cm" svg:x="16.413cm" svg:y="5.7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27cm" svg:height="1.27cm" svg:x="16.413cm" svg:y="9.6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2-Dimensional<text:line-break/>Convolutional Dictionary</text:p>
          </draw:text-box>
        </draw:frame>
        <draw:custom-shape draw:style-name="gr31" draw:text-style-name="P6" draw:layer="layout" svg:width="0.762cm" svg:height="0.762cm" svg:x="14.1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1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1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1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163cm" svg:y="8.57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762cm" svg:height="0.9cm" svg:x="14.163cm" svg:y="10.8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9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9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9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5.7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5.7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1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9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9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1.7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1.7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1.7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1.7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9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5.7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5.7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6.5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6.5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6.5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6.563cm" svg:y="8.5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4.563cm" svg:y="6.1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4.563cm" svg:y="6.9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4.563cm" svg:y="9.37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62cm" svg:height="0.762cm" svg:x="4.563cm" svg:y="10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5.3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5.3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4.5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4.5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4.563cm" svg:y="10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4.5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4.563cm" svg:y="12.5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5.363cm" svg:y="6.9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5.363cm" svg:y="7.7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6.163cm" svg:y="7.7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6.163cm" svg:y="8.5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6.963cm" svg:y="9.3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6.963cm" svg:y="10.1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762cm" svg:x="9.363cm" svg:y="6.1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62cm" svg:height="0.762cm" svg:x="9.363cm" svg:y="6.9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9.363cm" svg:y="9.3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9.363cm" svg:y="10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9.363cm" svg:y="10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9.3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9.3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9.3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9.3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9.363cm" svg:y="8.5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762cm" svg:x="10.163cm" svg:y="6.9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62cm" svg:height="0.762cm" svg:x="10.163cm" svg:y="7.7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762cm" svg:x="10.963cm" svg:y="7.7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62cm" svg:height="0.762cm" svg:x="10.963cm" svg:y="8.5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762cm" svg:x="11.763cm" svg:y="9.3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62cm" svg:height="0.762cm" svg:x="11.763cm" svg:y="10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10.163cm" svg:y="10.1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10.163cm" svg:y="10.9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10.963cm" svg:y="10.9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10.963cm" svg:y="11.7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11.763cm" svg:y="12.5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11.763cm" svg:y="13.3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0.762cm" svg:height="0.762cm" svg:x="14.163cm" svg:y="6.17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762cm" svg:height="0.762cm" svg:x="14.163cm" svg:y="6.9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4.163cm" svg:y="9.3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4.163cm" svg:y="10.1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0.762cm" svg:height="0.762cm" svg:x="14.963cm" svg:y="6.97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762cm" svg:height="0.762cm" svg:x="14.963cm" svg:y="7.7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0.762cm" svg:height="0.762cm" svg:x="15.763cm" svg:y="7.77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762cm" svg:height="0.762cm" svg:x="15.763cm" svg:y="8.5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0.762cm" svg:height="0.762cm" svg:x="16.563cm" svg:y="9.37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762cm" svg:height="0.762cm" svg:x="16.563cm" svg:y="10.1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4.963cm" svg:y="10.1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4.963cm" svg:y="10.9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5.763cm" svg:y="10.9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5.763cm" svg:y="11.7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6.563cm" svg:y="12.5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6.5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5.3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1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1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9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9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9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9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1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1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1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9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963cm" svg:y="13.3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0.762cm" svg:height="0.8cm" svg:x="18.963cm" svg:y="10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963cm" svg:y="11.77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762cm" svg:height="0.9cm" svg:x="18.963cm" svg:y="12.54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9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9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963cm" svg:y="8.5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18.963cm" svg:y="6.1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18.963cm" svg:y="6.9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18.963cm" svg:y="9.3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18.963cm" svg:y="10.1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19.763cm" svg:y="6.9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19.763cm" svg:y="7.7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0.563cm" svg:y="7.7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20.563cm" svg:y="8.5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1.363cm" svg:y="9.3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21.363cm" svg:y="10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19.763cm" svg:y="10.1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19.763cm" svg:y="10.9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20.563cm" svg:y="10.9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0.563cm" svg:y="11.7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21.363cm" svg:y="12.5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1.3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9.7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9.7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9.7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5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5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9.7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5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5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1.3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1.3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1.3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1.3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4.563cm" svg:y="13.3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5.363cm" svg:y="10.17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62cm" svg:height="0.762cm" svg:x="5.363cm" svg:y="10.9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6.163cm" svg:y="10.97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62cm" svg:height="0.762cm" svg:x="6.163cm" svg:y="11.7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6.963cm" svg:y="12.57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62cm" svg:height="0.762cm" svg:x="6.9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5.3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5.3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5.3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1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163cm" svg:y="13.3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7.763cm" svg:y="13.37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62cm" svg:height="0.762cm" svg:x="7.763cm" svg:y="14.1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8.563cm" svg:y="14.17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62cm" svg:height="0.762cm" svg:x="8.5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7.763cm" svg:y="14.9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12.563cm" svg:y="13.3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12.563cm" svg:y="14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13.363cm" svg:y="14.1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13.3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2.5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7.363cm" svg:y="14.9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7.363cm" svg:y="13.3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7.363cm" svg:y="14.1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8.163cm" svg:y="14.1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8.163cm" svg:y="14.9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7.763cm" svg:y="10.1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7.763cm" svg:y="10.9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8.563cm" svg:y="10.9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8.5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7.7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7.7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7.7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8.5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8.5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8.5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8.563cm" svg:y="10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2.5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2.5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3.3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3.3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3.3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3.363cm" svg:y="10.1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762cm" svg:x="12.563cm" svg:y="10.1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62cm" svg:height="0.762cm" svg:x="12.563cm" svg:y="10.9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762cm" svg:x="13.363cm" svg:y="10.9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62cm" svg:height="0.762cm" svg:x="13.3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2.5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7.3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7.3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7.3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1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1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1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163cm" svg:y="10.1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0.762cm" svg:height="0.762cm" svg:x="17.363cm" svg:y="10.17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762cm" svg:height="0.762cm" svg:x="17.363cm" svg:y="10.9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0.762cm" svg:height="0.762cm" svg:x="18.163cm" svg:y="10.97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762cm" svg:height="0.762cm" svg:x="18.163cm" svg:y="11.7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2.163cm" svg:y="10.1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22.163cm" svg:y="10.9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2.963cm" svg:y="10.9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22.963cm" svg:y="11.7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22.163cm" svg:y="13.3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2.163cm" svg:y="14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22.963cm" svg:y="14.1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2.9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1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1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1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963cm" svg:y="7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9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9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963cm" svg:y="10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1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4.5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4.5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5.3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5.3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1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1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9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9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9.3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9.3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1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1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9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9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1.7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1.7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1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1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9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9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5.7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5.7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6.5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6.5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9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9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9.7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9.7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5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5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1.363cm" svg:y="14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1.363cm" svg:y="14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7.7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7.7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8.5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8.5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2.5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2.5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3.3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3.3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7.3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7.3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1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1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1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163cm" svg:y="10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963cm" svg:y="10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6.9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7.7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7.7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9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963cm" svg:y="10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1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0.1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2.5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2.5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1.763cm" svg:y="10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1.7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3.3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3.3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5.7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5.763cm" svg:y="10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9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4.9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7.3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7.3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6.563cm" svg:y="10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6.5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1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8.1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5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563cm" svg:y="10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9.763cm" svg:y="8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19.763cm" svg:y="9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1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1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1.363cm" svg:y="10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1.363cm" svg:y="11.7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9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963cm" svg:y="13.3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1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1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963cm" svg:y="6.1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2.963cm" svg:y="6.9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8.563cm" svg:y="12.57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8.563cm" svg:y="13.37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62cm" svg:height="0.762cm" svg:x="6.063cm" svg:y="17.7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6.063cm" svg:y="18.5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6.863cm" svg:y="17.7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6.863cm" svg:y="18.5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10.863cm" svg:y="17.8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10.863cm" svg:y="18.6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762cm" svg:height="0.762cm" svg:x="11.663cm" svg:y="17.8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762cm" svg:x="11.663cm" svg:y="18.6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5.763cm" svg:y="17.9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762cm" svg:height="0.762cm" svg:x="15.763cm" svg:y="18.77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762cm" svg:height="0.762cm" svg:x="16.563cm" svg:y="17.9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0.762cm" svg:height="0.762cm" svg:x="16.563cm" svg:y="18.7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0.563cm" svg:y="17.9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62cm" svg:height="0.762cm" svg:x="20.563cm" svg:y="18.7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762cm" svg:height="0.762cm" svg:x="21.363cm" svg:y="17.9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21.363cm" svg:y="18.779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5.588cm" svg:height="1.517cm" svg:x="11.429cm" svg:y="4.383cm">
          <draw:text-box>
            <text:p text:style-name="P16"><text:span text:style-name="T4">Dictionary</text:span></text:p>
          </draw:text-box>
        </draw:frame>
        <draw:frame draw:style-name="gr44" draw:text-style-name="P2" draw:layer="layout" svg:width="3.81cm" svg:height="1.517cm" svg:x="12.191cm" svg:y="16.283cm">
          <draw:text-box>
            <text:p text:style-name="P16"><text:span text:style-name="T4">Filte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16:02:25.564711478</meta:creation-date>
    <dc:date>2019-12-06T16:26:09.336719461</dc:date>
    <meta:editing-duration>PT4M21S</meta:editing-duration>
    <meta:editing-cycles>3</meta:editing-cycles>
    <meta:generator>LibreOffice/5.1.6.2$Linux_X86_64 LibreOffice_project/10m0$Build-2</meta:generator>
    <meta:document-statistic meta:object-count="810"/>
  </office:meta>
</office:document-meta>
</file>

<file path=Object 1/content.xml><?xml version="1.0" encoding="utf-8"?>
<math xmlns="http://www.w3.org/1998/Math/MathML" display="block">
  <semantics>
    <mrow>
      <mstyle mathvariant="bold">
        <mi>s</mi>
      </mstyle>
      <mrow>
        <mtext> </mtext>
        <mo stretchy="false">=</mo>
        <mtext> </mtext>
      </mrow>
      <mstyle mathvariant="bold">
        <mi>D</mi>
      </mstyle>
      <mstyle mathvariant="bold">
        <mi>x</mi>
      </mstyle>
      <mrow>
        <mtext> </mtext>
        <mo stretchy="false">=</mo>
        <mtext> </mtext>
      </mrow>
      <mrow>
        <msub>
          <mo stretchy="false">∑</mo>
          <mi>i</mi>
        </msub>
        <msub>
          <mi>x</mi>
          <mi>i</mi>
        </msub>
      </mrow>
      <mstyle mathvariant="bold">
        <msub>
          <mi>d</mi>
          <mi>i</mi>
        </msub>
      </mstyle>
    </mrow>
    <annotation encoding="StarMath 5.0">bold s " "=" " bold D bold x" "=" "sum_i x_i  bold d_i</annotation>
  </semantics>
</math>
</file>

<file path=Object 2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3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row>
      <mstyle mathvariant="bold">
        <mi>s</mi>
      </mstyle>
      <mrow>
        <mtext> </mtext>
        <mo stretchy="false">=</mo>
        <mtext> </mtext>
      </mrow>
      <mstyle mathvariant="bold">
        <mi>D</mi>
      </mstyle>
      <mstyle mathvariant="bold">
        <mi>x</mi>
      </mstyle>
      <mrow>
        <mtext> </mtext>
        <mo stretchy="false">=</mo>
        <mtext> </mtext>
      </mrow>
      <mrow>
        <mrow>
          <msubsup>
            <mo stretchy="false">∑</mo>
            <mrow>
              <mi>i</mi>
              <mo stretchy="false">=</mo>
              <mn>0</mn>
            </mrow>
            <mrow>
              <mi>K</mi>
              <mo stretchy="false">−</mo>
              <mn>1</mn>
            </mrow>
          </msubsup>
          <mstyle mathvariant="bold">
            <msub>
              <mi>x</mi>
              <mi>i</mi>
            </msub>
          </mstyle>
        </mrow>
        <mo stretchy="false">∗</mo>
        <mstyle mathvariant="bold">
          <msub>
            <mi>k</mi>
            <mi>i</mi>
          </msub>
        </mstyle>
      </mrow>
    </mrow>
    <annotation encoding="StarMath 5.0">bold s" "=" " bold D bold x" "= " "sum_{ i=0 }^{ K - 1 } bold x_i * bold k_i</annotation>
  </semantics>
</math>
</file>

<file path=Object 6/content.xml><?xml version="1.0" encoding="utf-8"?>
<math xmlns="http://www.w3.org/1998/Math/MathML" display="block">
  <semantics>
    <mstyle mathvariant="bold">
      <msub>
        <mi>k</mi>
        <mi>k</mi>
      </msub>
    </mstyle>
    <annotation encoding="StarMath 5.0">bold k_k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8/content.xml><?xml version="1.0" encoding="utf-8"?>
<math xmlns="http://www.w3.org/1998/Math/MathML" display="block">
  <semantics>
    <mtext>*</mtext>
    <annotation encoding="StarMath 5.0">"*"</annotation>
  </semantics>
</math>
</file>